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1f497d" style:font-name="Arial" fo:font-size="10pt" fo:language="pl" fo:country="PL" style:font-size-asian="10pt" style:font-name-complex="Arial1" style:font-size-complex="10pt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language="pl" fo:country="PL"/>
    </style:style>
    <style:style style:name="P5" style:family="paragraph" style:parent-style-name="normal">
      <style:paragraph-properties fo:text-align="end" style:justify-single-word="false"/>
      <style:text-properties fo:language="pl" fo:country="PL"/>
    </style:style>
    <style:style style:name="P6" style:family="paragraph" style:parent-style-name="normal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normal">
      <style:paragraph-properties fo:text-align="justify" style:justify-single-word="false"/>
      <style:text-properties officeooo:paragraph-rsid="00187a3f"/>
    </style:style>
    <style:style style:name="P8" style:family="paragraph" style:parent-style-name="normal">
      <style:paragraph-properties fo:line-height="150%" fo:text-align="center" style:justify-single-word="false"/>
    </style:style>
    <style:style style:name="P9" style:family="paragraph" style:parent-style-name="normal">
      <style:paragraph-properties fo:margin-top="0cm" fo:margin-bottom="0.353cm" loext:contextual-spacing="false"/>
    </style:style>
    <style:style style:name="P10" style:family="paragraph" style:parent-style-name="normal" style:master-page-name="Standard">
      <style:paragraph-properties fo:text-align="end" style:justify-single-word="false" style:page-number="auto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7a558"/>
    </style:style>
    <style:style style:name="T3" style:family="text">
      <style:text-properties fo:language="pl" fo:country="PL" officeooo:rsid="00187a3f"/>
    </style:style>
    <style:style style:name="T4" style:family="text">
      <style:text-properties fo:font-size="8pt" fo:language="pl" fo:country="PL" style:font-size-asian="8pt" style:font-size-complex="8pt"/>
    </style:style>
    <style:style style:name="T5" style:family="text">
      <style:text-properties fo:font-size="12pt" fo:language="pl" fo:country="PL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Krakow 29 listopad 2016r.</text:span></text:p>
      <text:p text:style-name="P3"><text:span text:style-name="T4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<text:p text:style-name="P4"/>
      <text:p text:style-name="normal"><text:span text:style-name="T2">Luxoft Poland Sp z o.o.</text:span></text:p>
      <text:p text:style-name="normal"><text:span text:style-name="T1">…………………………..</text:span></text:p>
      <text:p text:style-name="normal"><text:span text:style-name="T1">…………………………..</text:span></text:p>
      <text:p text:style-name="normal"><text:span text:style-name="T4"/></text:p>
      <text:p text:style-name="P4"/>
      <text:p text:style-name="P2"><text:span text:style-name="T2">Serhii Romanov….</text:span><text:span text:style-name="T1">………</text:span></text:p>
      <text:p text:style-name="P2"><text:span text:style-name="T1">……………………………</text:span></text:p>
      <text:p text:style-name="P2"><text:span text:style-name="T1">……………………………</text:span></text:p>
      <text:p text:style-name="P3"><text:span text:style-name="T4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 </text:span></text:p>
      <text:p text:style-name="P4"/>
      <text:p text:style-name="normal"><text:span text:style-name="T1"> </text:span></text:p>
      <text:p text:style-name="P3"><text:span text:style-name="T5">Wypowiedzenie umowy o pracę </text:span></text:p>
      <text:p text:style-name="normal"><text:span text:style-name="T1"> </text:span></text:p>
      <text:p text:style-name="normal"><text:span text:style-name="T1"> </text:span></text:p>
      <text:p text:style-name="P7"><text:span text:style-name="T1">Wypowiadam umowę o pracę zawartą dnia </text:span><text:span text:style-name="T3">1 czerwiec 2016</text:span><text:span text:style-name="T1">r. w </text:span><text:span text:style-name="T3">Krakow…..</text:span><text:span text:style-name="T1">…….............……....</text:span></text:p>
      <text:p text:style-name="normal"><text:span text:style-name="T1">pomiędzy </text:span><text:span text:style-name="T3">Luxoft Poland Sp z o.o </text:span><text:span text:style-name="T1">a </text:span><text:span text:style-name="T3">Serhii Romanov z</text:span><text:span text:style-name="T1"> zachowaniem okresu wypowiedzenia, który upływa dnia </text:span><text:span text:style-name="T3">30 grudzien 2016</text:span><text:span text:style-name="T1">r.</text:span></text:p>
      <text:p text:style-name="P5"/>
      <text:p text:style-name="P5"/>
      <text:p text:style-name="P8"><text:span text:style-name="T1">                                                                                                                           z poważaniem</text:span></text:p>
      <text:p text:style-name="P6"/>
      <text:p text:style-name="P2"><text:span text:style-name="T1">…………………….</text:span></text:p>
      <text:p text:style-name="P3"><text:span text:style-name="T4">        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<text:p text:style-name="P2"><text:span text:style-name="T1">  </text:span></text:p>
      <text:p text:style-name="P9"><text:span text:style-name="T1">Potwierdzam otrzymanie wypowiedzenia </text:span></text:p>
      <text:p text:style-name="normal"><text:span text:style-name="T1">………………………………………….....</text:span></text:p>
      <text:p text:style-name="normal"><text:span text:style-name="T4">                     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parent-style-name="Standard" style:default-outline-level="">
      <style:paragraph-properties fo:line-height="115%"/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rednychenko, Andriy</meta:initial-creator>
    <meta:editing-cycles>3</meta:editing-cycles>
    <meta:creation-date>2016-11-25T12:59:00</meta:creation-date>
    <dc:date>2016-11-28T21:40:48.714000000</dc:date>
    <meta:editing-duration>PT12M24S</meta:editing-duration>
    <meta:generator>LibreOffice/5.1.3.2$Windows_x86 LibreOffice_project/644e4637d1d8544fd9f56425bd6cec110e49301b</meta:generator>
    <meta:document-statistic meta:table-count="0" meta:image-count="0" meta:object-count="0" meta:page-count="1" meta:paragraph-count="22" meta:word-count="56" meta:character-count="1049" meta:non-whitespace-character-count="385"/>
    <meta:user-defined meta:name="AppVersion">14.0000</meta:user-defined>
    <meta:user-defined meta:name="Company">Lux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